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ea80d" officeooo:paragraph-rsid="001ea80d"/>
    </style:style>
    <style:style style:name="P2" style:family="paragraph" style:parent-style-name="Standard">
      <style:text-properties officeooo:rsid="00208e07" officeooo:paragraph-rsid="00208e07"/>
    </style:style>
    <style:style style:name="P3" style:family="paragraph" style:parent-style-name="Standard">
      <style:text-properties officeooo:rsid="00208e07" officeooo:paragraph-rsid="00227385"/>
    </style:style>
    <style:style style:name="P4" style:family="paragraph" style:parent-style-name="Standard">
      <style:text-properties officeooo:rsid="00227385" officeooo:paragraph-rsid="00227385"/>
    </style:style>
    <style:style style:name="P5" style:family="paragraph" style:parent-style-name="Standard">
      <style:text-properties officeooo:rsid="00227385" officeooo:paragraph-rsid="00228196"/>
    </style:style>
    <style:style style:name="P6" style:family="paragraph" style:parent-style-name="Standard">
      <style:text-properties officeooo:rsid="00228196" officeooo:paragraph-rsid="00228196"/>
    </style:style>
    <style:style style:name="T1" style:family="text">
      <style:text-properties officeooo:rsid="00227385"/>
    </style:style>
    <style:style style:name="T2" style:family="text">
      <style:text-properties officeooo:rsid="002281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gt;&gt;&gt; d={'a':1,'b':2,'c':3,'d':4,'e':5}</text:p>
      <text:p text:style-name="P1">&gt;&gt;&gt; d</text:p>
      <text:p text:style-name="P1">{'a': 1, 'c': 3, 'b': 2, 'e': 5, 'd': 4}</text:p>
      <text:p text:style-name="P1">&gt;&gt;&gt; d['e']=6</text:p>
      <text:p text:style-name="P1">&gt;&gt;&gt; d</text:p>
      <text:p text:style-name="P1">{'a': 1, 'c': 3, 'b': 2, 'e': 6, 'd': 4}</text:p>
      <text:p text:style-name="P1">&gt;&gt;&gt; d['f']=7</text:p>
      <text:p text:style-name="P1">&gt;&gt;&gt; d</text:p>
      <text:p text:style-name="P1">{'a': 1, 'c': 3, 'b': 2, 'e': 6, 'd': 4, 'f': 7}</text:p>
      <text:p text:style-name="P1">&gt;&gt;&gt; del(d['e'])</text:p>
      <text:p text:style-name="P1">&gt;&gt;&gt; d</text:p>
      <text:p text:style-name="P1">{'a': 1, 'c': 3, 'b': 2, 'd': 4, 'f': 7}</text:p>
      <text:p text:style-name="P1">&gt;&gt;&gt; d.pop(0)</text:p>
      <text:p text:style-name="P1"><text:s/>d.popitem()</text:p>
      <text:p text:style-name="P1">('a', 1)</text:p>
      <text:p text:style-name="P1">&gt;&gt;&gt; d</text:p>
      <text:p text:style-name="P1">{'c': 3, 'b': 2, 'd': 4, 'f': 7}</text:p>
      <text:p text:style-name="P1">&gt;&gt;&gt; d.clear()</text:p>
      <text:p text:style-name="P1">&gt;&gt;&gt; d</text:p>
      <text:p text:style-name="P1">{}</text:p>
      <text:p text:style-name="P1">&gt;&gt;&gt; del(d)</text:p>
      <text:p text:style-name="P1">&gt;&gt;&gt; d={}</text:p>
      <text:p text:style-name="P1">&gt;&gt;&gt; d={x:x**2 for x in range (1,5)}</text:p>
      <text:p text:style-name="P1">&gt;&gt;&gt; d</text:p>
      <text:p text:style-name="P1">{1: 1, 2: 4, 3: 9, 4: 16}</text:p>
      <text:p text:style-name="P1">&gt;&gt;&gt; d2={x:x**2 for x in range(1,5) if x%2!=0}</text:p>
      <text:p text:style-name="P1">&gt;&gt;&gt; d2</text:p>
      <text:p text:style-name="P1">{1: 1, 3: 9}</text:p>
      <text:p text:style-name="P1">&gt;&gt;&gt; d.items()</text:p>
      <text:p text:style-name="P1">[(1, 1), (2, 4), (3, 9), (4, 16)]</text:p>
      <text:p text:style-name="P1">&gt;&gt;&gt; d.keys()</text:p>
      <text:p text:style-name="P1">[1, 2, 3, 4]</text:p>
      <text:p text:style-name="P1">&gt;&gt;&gt; len(d)</text:p>
      <text:p text:style-name="P1">4</text:p>
      <text:p text:style-name="P1">&gt;&gt;&gt; sorted(d)</text:p>
      <text:p text:style-name="P1">[1, 2, 3, 4]</text:p>
      <text:p text:style-name="P1">sorted(zip(d.values(),d.keys()))</text:p>
      <text:p text:style-name="P1">[(1, 1), (4, 2), (9, 3), (16, 4)]</text:p>
      <text:p text:style-name="P2">d3={7:70,8:80}</text:p>
      <text:p text:style-name="P2">&gt;&gt;&gt; d.update(d3)</text:p>
      <text:p text:style-name="P2">&gt;&gt;&gt; d</text:p>
      <text:p text:style-name="P2">{1: 1, 2: 4, 3: 9, 4: 16, 7: 70, 8: 80}</text:p>
      <text:p text:style-name="P3">&gt;&gt;&gt; <text:span text:style-name="T1">&gt;&gt;&gt; d</text:span></text:p>
      <text:p text:style-name="P4">{1: 1, 2: 4, 3: 9, 4: 16, 7: 70, 8: 80}</text:p>
      <text:p text:style-name="P4">&gt;&gt;&gt; d.pop(1,-1)</text:p>
      <text:p text:style-name="P4">1</text:p>
      <text:p text:style-name="P4">&gt;&gt;&gt; d.pop(1,-1)</text:p>
      <text:p text:style-name="P4">-1</text:p>
      <text:p text:style-name="P5">&gt;&gt;&gt; <text:span text:style-name="T2">f=frozenset({3,2,1})</text:span></text:p>
      <text:p text:style-name="P6"><text:soft-page-break/>&gt;&gt;&gt; f</text:p>
      <text:p text:style-name="P6">frozenset([1, 2, 3])</text:p>
      <text:p text:style-name="P6">&gt;&gt;&gt; f=frozenset(sorted(f))</text:p>
      <text:p text:style-name="P6">&gt;&gt;&gt; f</text:p>
      <text:p text:style-name="P6">frozenset([1, 2, 3])</text:p>
      <text:p text:style-name="P6">&gt;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0:59:26.689379598</meta:creation-date>
    <dc:date>2019-09-17T11:06:59.947667097</dc:date>
    <meta:editing-duration>PT7M32S</meta:editing-duration>
    <meta:editing-cycles>4</meta:editing-cycles>
    <meta:generator>LibreOffice/5.2.3.3$Linux_x86 LibreOffice_project/20$Build-3</meta:generator>
    <meta:document-statistic meta:table-count="0" meta:image-count="0" meta:object-count="0" meta:page-count="2" meta:paragraph-count="55" meta:word-count="200" meta:character-count="929" meta:non-whitespace-character-count="782"/>
  </office:meta>
</office:document-meta>
</file>